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color="#5B9BD5" fo:font-size="14pt" style:font-size-asian="14pt" style:font-size-complex="14pt"/>
    </style:style>
    <style:style style:name="P3" style:parent-style-name="Standard" style:family="paragraph">
      <style:text-properties fo:color="#5983B0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color="#5B9BD5" fo:font-size="14pt" style:font-size-asian="14pt" style:font-size-complex="14pt"/>
    </style:style>
    <style:style style:name="P6" style:parent-style-name="Standard" style:family="paragraph">
      <style:text-properties fo:color="#5983B0" fo:font-size="14pt" style:font-size-asian="14pt" style:font-size-complex="14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color="#5B9BD5" fo:font-size="14pt" style:font-size-asian="14pt" style:font-size-complex="18pt"/>
    </style:style>
    <style:style style:name="P9" style:parent-style-name="Standard" style:family="paragraph">
      <style:text-properties fo:color="#5B9BD5" fo:font-size="14pt" style:font-size-asian="14pt" style:font-size-complex="18pt"/>
    </style:style>
    <style:style style:name="P10" style:parent-style-name="Standard" style:family="paragraph">
      <style:text-properties fo:color="#5B9BD5" fo:font-size="14pt" style:font-size-asian="14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color="#5B9BD5" fo:font-size="14pt" style:font-size-asian="14pt" style:font-size-complex="18pt"/>
    </style:style>
    <style:style style:name="P13" style:parent-style-name="Standard" style:family="paragraph">
      <style:text-properties fo:color="#5B9BD5" fo:font-size="14pt" style:font-size-asian="14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color="#5B9BD5" fo:font-size="14pt" style:font-size-asian="14pt" style:font-size-complex="18pt"/>
    </style:style>
    <style:style style:name="P16" style:parent-style-name="Standard" style:family="paragraph">
      <style:text-properties fo:color="#5B9BD5" fo:font-size="14pt" style:font-size-asian="14pt" style:font-size-complex="18pt"/>
    </style:style>
    <style:style style:name="T17" style:parent-style-name="Fuentedepárrafopredeter." style:family="text">
      <style:text-properties fo:color="#5B9BD5" fo:font-size="14pt" style:font-size-asian="14pt" style:font-size-complex="18pt"/>
    </style:style>
    <style:style style:name="T18" style:parent-style-name="Fuentedepárrafopredeter." style:family="text">
      <style:text-properties fo:color="#5B9BD5" fo:font-size="14pt" style:font-size-asian="14pt" style:font-size-complex="18pt"/>
    </style:style>
    <style:style style:name="T19" style:parent-style-name="Fuentedepárrafopredeter." style:family="text">
      <style:text-properties fo:color="#5B9BD5" fo:font-size="14pt" style:font-size-asian="14pt" style:font-size-complex="18pt"/>
    </style:style>
    <style:style style:name="T20" style:parent-style-name="Fuentedepárrafopredeter." style:family="text">
      <style:text-properties fo:color="#5B9BD5" fo:font-size="14pt" style:font-size-asian="14pt" style:font-size-complex="18pt"/>
    </style:style>
  </office:automatic-styles>
  <office:body>
    <office:text text:use-soft-page-breaks="true">
      <text:p text:style-name="P1">● Autores del lenguaje.</text:p>
      <text:p text:style-name="P2">Donald D. Chamberlin y Raymond F. Boyce</text:p>
      <text:p text:style-name="P3"/>
      <text:p text:style-name="P4">● Tipo de lenguaje, imperativo, funcional, declarativo, etc.</text:p>
      <text:p text:style-name="P5">SQL, es un lenguaje declarativo, lo que significa que<text:s/>permite especificar que datos se quieren obtener o manipular sin necesidad de indicar como hacerlo</text:p>
      <text:p text:style-name="P6"/>
      <text:p text:style-name="P7">● Propósito del lenguaje, para que tipo de tareas se ha diseñado.</text:p>
      <text:p text:style-name="P8">•Propósitos del lenguaje, este lenguaje se usa para consulta de datos, manipulación de datos, definición de datos, control de acceso y seguridad y control de transacciones</text:p>
      <text:p text:style-name="P9">•SQL está diseñado para tareas relacionadas con el manejo de grandes volúmenes de datos estructurados</text:p>
      <text:p text:style-name="P10"/>
      <text:p text:style-name="P11">● Características del lenguaje</text:p>
      <text:p text:style-name="P12">•SQL es un lenguaje declarativo, estandarizado, fácil de usar y poderoso, diseñado para trabajar con bases de datos relacionales de manera eficiente, segura y organizada.</text:p>
      <text:p text:style-name="P13"/>
      <text:p text:style-name="P14">● Entornos de desarrollo que permitan el desarrollo con dicho lenguaje.</text:p>
      <text:p text:style-name="P15">•DBeaver, DataGrip, HeidiSQL, Beekeeper Studio, Toad for SQL, Navicat,</text:p>
      <text:p text:style-name="P16">•MySQL Workbench, pgAdmin, SQL Server Management Studio (SSMS), Oracle SQL Developer, DB Browser for SQLite</text:p>
      <text:p text:style-name="Standard"><text:span text:style-name="T17">•</text:span><text:span text:style-name="T18">SQL Fiddle, DB-Fiddle, SQLiteOnline, Mode Studio, W3Schools SQL Editor,<text:s/></text:span><text:span text:style-name="T19">•</text:span><text:span text:style-name="T20">Visual Studio Code, Atom, Sublime Te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Cuenta Microsoft</dc:creator>
    <meta:creation-date>2025-10-10T10:28:00Z</meta:creation-date>
    <dc:date>2025-10-10T10:35:00Z</dc:date>
    <meta:template xlink:href="Normal.dotm" xlink:type="simple"/>
    <meta:editing-cycles>13</meta:editing-cycles>
    <meta:editing-duration>PT840S</meta:editing-duration>
    <meta:document-statistic meta:page-count="1" meta:paragraph-count="2" meta:word-count="182" meta:character-count="1186" meta:row-count="8" meta:non-whitespace-character-count="1006"/>
  </office:meta>
</office:document-meta>
</file>